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5.75cm" fo:min-width="30.5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.75cm" fo:min-width="30.5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7.75cm" fo:min-width="30.5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7.75cm" fo:min-width="30.5cm"/>
    </style:style>
    <style:style style:name="gr5" style:family="graphic" style:parent-style-name="standard">
      <style:graphic-properties draw:textarea-horizontal-align="justify" draw:textarea-vertical-align="middle" draw:auto-grow-height="false" fo:min-height="0.663cm" fo:min-width="5.402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654cm" fo:min-width="5.404cm"/>
    </style:style>
    <style:style style:name="gr7" style:family="graphic" style:parent-style-name="standard">
      <style:graphic-properties draw:textarea-horizontal-align="justify" draw:textarea-vertical-align="middle" draw:auto-grow-height="false" fo:min-height="0.654cm" fo:min-width="5.404cm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9.404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7.404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0.654cm" fo:min-width="5.40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ffcc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cc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1cm" svg:height="6cm" svg:x="1cm" svg:y="6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1cm" svg:height="2cm" svg:x="1cm" svg:y="5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1cm" svg:height="2cm" svg:x="1cm" svg:y="5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1cm" svg:height="6cm" svg:x="1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1cm" svg:height="8cm" svg:x="1cm" svg:y="3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1cm" svg:height="18cm" svg:x="1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1cm" svg:height="2cm" svg:x="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1cm" svg:height="2cm" svg:x="1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6cm" svg:height="1.011cm" draw:transform="skewX (0.00401425727958696) rotate (-0.00418879020478637) translate (13.5cm 5cm)">
          <text:p text:style-name="P2">1.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6cm" svg:height="1cm" svg:x="13.5cm" svg:y="7cm">
          <text:p text:style-name="P2">2. Zoom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6cm" svg:height="1cm" svg:x="13.5cm" svg:y="9cm">
          <text:p text:style-name="P2">3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6cm" svg:height="1cm" svg:x="13.5cm" svg:y="15cm">
          <text:p text:style-name="P2">6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6cm" svg:height="1cm" svg:x="13.5cm" svg:y="13cm">
          <text:p text:style-name="P2">5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6cm" svg:height="1cm" svg:x="13.5cm" svg:y="17cm">
          <text:p text:style-name="P2">7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6cm" svg:height="1cm" svg:x="13.5cm" svg:y="11cm">
          <text:p text:style-name="P2">4. Zoom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8" draw:id="id8" draw:layer="layout" svg:width="10cm" svg:height="1cm" svg:x="11.5cm" svg:y="19cm">
          <text:p text:style-name="P2">8. Remove Too Much Ocean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" draw:id="id9" draw:layer="layout" svg:width="6cm" svg:height="1cm" svg:x="13.5cm" svg:y="21cm">
          <text:p text:style-name="P2">9. Add Snow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8cm" svg:height="1cm" svg:x="12.5cm" svg:y="25cm">
          <text:p text:style-name="P2">11. Edge: Cool/Warm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" draw:id="id11" draw:layer="layout" svg:width="6cm" svg:height="1cm" svg:x="13.5cm" svg:y="27cm">
          <text:p text:style-name="P2">12. Edge: Heat/Ic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6cm" svg:height="1cm" svg:x="13.5cm" svg:y="29cm">
          <text:p text:style-name="P2">13. Edge: Special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3" draw:id="id13" draw:layer="layout" svg:width="6cm" svg:height="1cm" svg:x="13.5cm" svg:y="31cm">
          <text:p text:style-name="P2">14. Zoom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4" draw:id="id14" draw:layer="layout" svg:width="6cm" svg:height="1cm" svg:x="13.5cm" svg:y="33cm">
          <text:p text:style-name="P2">15. Zoom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5" draw:id="id15" draw:layer="layout" svg:width="6cm" svg:height="1cm" svg:x="13.5cm" svg:y="35cm">
          <text:p text:style-name="P2">16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6" draw:id="id16" draw:layer="layout" svg:width="8cm" svg:height="1cm" svg:x="12.5cm" svg:y="37cm">
          <text:p text:style-name="P2">17. Add Mushroom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7" draw:id="id17" draw:layer="layout" svg:width="6cm" svg:height="1cm" svg:x="13.5cm" svg:y="39cm">
          <text:p text:style-name="P2">18. Deep Ocean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0" draw:id="id30" draw:layer="layout" svg:width="6cm" svg:height="1cm" svg:x="5.5cm" svg:y="41cm">
          <text:p text:style-name="P2">19. Biom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1" draw:id="id31" draw:layer="layout" svg:width="6cm" svg:height="1cm" svg:x="5.5cm" svg:y="43cm">
          <text:p text:style-name="P2">20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2" draw:id="id32" draw:layer="layout" svg:width="6cm" svg:height="1cm" svg:x="5.5cm" svg:y="45cm">
          <text:p text:style-name="P2">21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3" draw:id="id33" draw:layer="layout" svg:width="6cm" svg:height="1cm" svg:x="5.5cm" svg:y="47cm">
          <text:p text:style-name="P2">22. Biome Edg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6cm" svg:height="1cm" svg:x="17.5cm" svg:y="41cm">
          <text:p text:style-name="P2">23. River Init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9" draw:id="id19" draw:layer="layout" svg:width="6cm" svg:height="1cm" svg:x="13.5cm" svg:y="43cm">
          <text:p text:style-name="P2">24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3" draw:id="id23" draw:layer="layout" svg:width="6cm" svg:height="1cm" svg:x="13.5cm" svg:y="45cm">
          <text:p text:style-name="P2">25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34" draw:id="id34" draw:layer="layout" svg:width="6cm" svg:height="1cm" svg:x="9.542cm" svg:y="49cm">
          <text:p text:style-name="P2">26. Hills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1" draw:id="id21" draw:layer="layout" svg:width="6cm" svg:height="1cm" svg:x="21.5cm" svg:y="43cm">
          <text:p text:style-name="P2">35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2" draw:id="id22" draw:layer="layout" svg:width="6cm" svg:height="1cm" svg:x="21.5cm" svg:y="45cm">
          <text:p text:style-name="P2">36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6cm" svg:height="1cm" svg:x="21.5cm" svg:y="53cm">
          <text:p text:style-name="P2">37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6cm" svg:height="1cm" svg:x="21.5cm" svg:y="57cm">
          <text:p text:style-name="P2">38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6" draw:id="id26" draw:layer="layout" svg:width="6cm" svg:height="1cm" svg:x="21.5cm" svg:y="61cm">
          <text:p text:style-name="P2">39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7" draw:id="id27" draw:layer="layout" svg:width="6cm" svg:height="1cm" svg:x="21.5cm" svg:y="63cm">
          <text:p text:style-name="P2">40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8" draw:id="id28" draw:layer="layout" svg:width="6cm" svg:height="1cm" svg:x="21.5cm" svg:y="65cm">
          <text:p text:style-name="P2">41. Riv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9" draw:id="id29" draw:layer="layout" svg:width="6cm" svg:height="1cm" svg:x="21.5cm" svg:y="67cm">
          <text:p text:style-name="P2">42. Smooth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5" draw:id="id35" draw:layer="layout" svg:width="6cm" svg:height="1cm" svg:x="9.542cm" svg:y="51cm">
          <text:p text:style-name="P2">27. Rare Biome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6" draw:id="id36" draw:layer="layout" svg:width="6cm" svg:height="1cm" svg:x="9.542cm" svg:y="53cm">
          <text:p text:style-name="P2">28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7" draw:id="id37" draw:layer="layout" svg:width="6cm" svg:height="1cm" svg:x="9.542cm" svg:y="55cm">
          <text:p text:style-name="P2">29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8" draw:id="id38" draw:layer="layout" svg:width="6cm" svg:height="1cm" svg:x="9.542cm" svg:y="57cm">
          <text:p text:style-name="P2">30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9" draw:id="id39" draw:layer="layout" svg:width="6cm" svg:height="1cm" svg:x="9.542cm" svg:y="59cm">
          <text:p text:style-name="P2">31. Shor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0" draw:id="id40" draw:layer="layout" svg:width="6cm" svg:height="1cm" svg:x="9.542cm" svg:y="61cm">
          <text:p text:style-name="P2">32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1" draw:id="id41" draw:layer="layout" svg:width="6cm" svg:height="1cm" svg:x="9.542cm" svg:y="63cm">
          <text:p text:style-name="P2">33.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2" draw:id="id42" draw:layer="layout" svg:width="6cm" svg:height="1cm" svg:x="9.542cm" svg:y="65cm">
          <text:p text:style-name="P2">34. Smooth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43" draw:id="id43" draw:layer="layout" svg:width="6cm" svg:height="1cm" svg:x="13.5cm" svg:y="69cm">
          <text:p text:style-name="P2">43. River Mix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4" draw:id="id44" draw:layer="layout" svg:width="6cm" svg:height="1cm" svg:x="13.5cm" svg:y="71cm">
          <text:p text:style-name="P2">44. Voronoi Zoom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5cm" svg:y1="6.023cm" svg:x2="16.5cm" svg:y2="7cm" draw:start-shape="id1" draw:start-glue-point="2" draw:end-shape="id2" draw:end-glue-point="0" svg:d="M16500 6023v977" svg:viewBox="0 0 1 978">
          <text:p/>
        </draw:connector>
        <draw:connector draw:style-name="gr11" draw:text-style-name="P5" draw:layer="layout" svg:x1="16.5cm" svg:y1="8cm" svg:x2="16.5cm" svg:y2="9cm" draw:start-shape="id2" draw:start-glue-point="2" draw:end-shape="id3" draw:end-glue-point="0" svg:d="M16500 8000v1000" svg:viewBox="0 0 1 1001">
          <text:p/>
        </draw:connector>
        <draw:connector draw:style-name="gr11" draw:text-style-name="P5" draw:layer="layout" svg:x1="16.5cm" svg:y1="10cm" svg:x2="16.5cm" svg:y2="11cm" draw:start-shape="id3" draw:start-glue-point="2" draw:end-shape="id4" draw:end-glue-point="0" svg:d="M16500 10000v1000" svg:viewBox="0 0 1 1001">
          <text:p/>
        </draw:connector>
        <draw:connector draw:style-name="gr11" draw:text-style-name="P5" draw:layer="layout" draw:type="line" svg:x1="16.5cm" svg:y1="12cm" svg:x2="16.5cm" svg:y2="13cm" draw:start-shape="id4" draw:start-glue-point="2" draw:end-shape="id5" draw:end-glue-point="0" svg:d="M16500 12000v1000" svg:viewBox="0 0 1 1001">
          <text:p/>
        </draw:connector>
        <draw:connector draw:style-name="gr11" draw:text-style-name="P5" draw:layer="layout" draw:type="line" svg:x1="16.5cm" svg:y1="14cm" svg:x2="16.5cm" svg:y2="15cm" draw:start-shape="id5" draw:start-glue-point="2" draw:end-shape="id6" draw:end-glue-point="0" svg:d="M16500 14000v1000" svg:viewBox="0 0 1 1001">
          <text:p/>
        </draw:connector>
        <draw:connector draw:style-name="gr11" draw:text-style-name="P5" draw:layer="layout" draw:type="line" svg:x1="16.5cm" svg:y1="16cm" svg:x2="16.5cm" svg:y2="17cm" draw:start-shape="id6" draw:start-glue-point="2" draw:end-shape="id7" draw:end-glue-point="0" svg:d="M16500 16000v1000" svg:viewBox="0 0 1 1001">
          <text:p/>
        </draw:connector>
        <draw:connector draw:style-name="gr11" draw:text-style-name="P5" draw:layer="layout" svg:x1="16.5cm" svg:y1="18cm" svg:x2="16.5cm" svg:y2="19cm" draw:start-shape="id7" draw:start-glue-point="2" draw:end-shape="id8" draw:end-glue-point="0" svg:d="M16500 18000v1000" svg:viewBox="0 0 1 1001">
          <text:p/>
        </draw:connector>
        <draw:connector draw:style-name="gr11" draw:text-style-name="P5" draw:layer="layout" svg:x1="16.5cm" svg:y1="20cm" svg:x2="16.5cm" svg:y2="21cm" draw:start-shape="id8" draw:start-glue-point="2" draw:end-shape="id9" draw:end-glue-point="0" svg:d="M16500 20000v1000" svg:viewBox="0 0 1 1001">
          <text:p/>
        </draw:connector>
        <draw:connector draw:style-name="gr11" draw:text-style-name="P5" draw:layer="layout" draw:type="line" svg:x1="16.5cm" svg:y1="26cm" svg:x2="16.5cm" svg:y2="27cm" draw:start-shape="id10" draw:start-glue-point="2" draw:end-shape="id11" draw:end-glue-point="0" svg:d="M16500 26000v1000" svg:viewBox="0 0 1 1001">
          <text:p/>
        </draw:connector>
        <draw:connector draw:style-name="gr11" draw:text-style-name="P5" draw:layer="layout" draw:type="line" svg:x1="16.5cm" svg:y1="28cm" svg:x2="16.5cm" svg:y2="29cm" draw:start-shape="id11" draw:start-glue-point="2" draw:end-shape="id12" draw:end-glue-point="0" svg:d="M16500 28000v1000" svg:viewBox="0 0 1 1001">
          <text:p/>
        </draw:connector>
        <draw:connector draw:style-name="gr11" draw:text-style-name="P5" draw:layer="layout" draw:type="line" svg:x1="16.5cm" svg:y1="30cm" svg:x2="16.5cm" svg:y2="31cm" draw:start-shape="id12" draw:start-glue-point="2" draw:end-shape="id13" draw:end-glue-point="0" svg:d="M16500 30000v1000" svg:viewBox="0 0 1 1001">
          <text:p/>
        </draw:connector>
        <draw:connector draw:style-name="gr11" draw:text-style-name="P5" draw:layer="layout" draw:type="line" svg:x1="16.5cm" svg:y1="32cm" svg:x2="16.5cm" svg:y2="33cm" draw:start-shape="id13" draw:start-glue-point="2" draw:end-shape="id14" draw:end-glue-point="0" svg:d="M16500 32000v1000" svg:viewBox="0 0 1 1001">
          <text:p/>
        </draw:connector>
        <draw:connector draw:style-name="gr11" draw:text-style-name="P5" draw:layer="layout" draw:type="line" svg:x1="16.5cm" svg:y1="34cm" svg:x2="16.5cm" svg:y2="35cm" draw:start-shape="id14" draw:start-glue-point="2" draw:end-shape="id15" draw:end-glue-point="0" svg:d="M16500 34000v1000" svg:viewBox="0 0 1 1001">
          <text:p/>
        </draw:connector>
        <draw:connector draw:style-name="gr11" draw:text-style-name="P5" draw:layer="layout" draw:type="line" svg:x1="16.5cm" svg:y1="36cm" svg:x2="16.5cm" svg:y2="37cm" draw:start-shape="id15" draw:start-glue-point="2" draw:end-shape="id16" draw:end-glue-point="0" svg:d="M16500 36000v1000" svg:viewBox="0 0 1 1001">
          <text:p/>
        </draw:connector>
        <draw:connector draw:style-name="gr11" draw:text-style-name="P5" draw:layer="layout" draw:type="line" svg:x1="16.5cm" svg:y1="38cm" svg:x2="16.5cm" svg:y2="39cm" draw:start-shape="id16" draw:start-glue-point="2" draw:end-shape="id17" draw:end-glue-point="0" svg:d="M16500 38000v1000" svg:viewBox="0 0 1 1001">
          <text:p/>
        </draw:connector>
        <draw:connector draw:style-name="gr11" draw:text-style-name="P5" xml:id="id20" draw:id="id20" draw:layer="layout" svg:x1="20.5cm" svg:y1="42cm" svg:x2="19.5cm" svg:y2="43.5cm" draw:start-shape="id18" draw:start-glue-point="2" draw:end-shape="id19" draw:end-glue-point="1" svg:d="M20500 42000v1500h-1000" svg:viewBox="0 0 1001 1501">
          <text:p/>
        </draw:connector>
        <draw:connector draw:style-name="gr12" draw:text-style-name="P6" draw:layer="layout" svg:x1="20.5cm" svg:y1="43.5cm" svg:x2="21.5cm" svg:y2="43.5cm" draw:start-shape="id20" draw:start-glue-point="0" draw:end-shape="id21" draw:end-glue-point="3" svg:d="M20500 43500h1000" svg:viewBox="0 0 1001 1">
          <text:p/>
        </draw:connector>
        <draw:connector draw:style-name="gr12" draw:text-style-name="P6" draw:layer="layout" svg:x1="24.5cm" svg:y1="44cm" svg:x2="24.5cm" svg:y2="45cm" draw:start-shape="id21" draw:start-glue-point="2" draw:end-shape="id22" draw:end-glue-point="0" svg:d="M24500 44000v1000" svg:viewBox="0 0 1 1001">
          <text:p/>
        </draw:connector>
        <draw:connector draw:style-name="gr12" draw:text-style-name="P6" draw:layer="layout" svg:x1="16.5cm" svg:y1="44cm" svg:x2="16.5cm" svg:y2="45cm" draw:start-shape="id19" draw:start-glue-point="2" draw:end-shape="id23" draw:end-glue-point="0" svg:d="M16500 44000v1000" svg:viewBox="0 0 1 1001">
          <text:p/>
        </draw:connector>
        <draw:connector draw:style-name="gr11" draw:text-style-name="P5" draw:layer="layout" svg:x1="24.5cm" svg:y1="46cm" svg:x2="24.5cm" svg:y2="53cm" draw:start-shape="id22" draw:start-glue-point="2" draw:end-shape="id24" draw:end-glue-point="0" svg:d="M24500 46000v7000" svg:viewBox="0 0 1 7001">
          <text:p/>
        </draw:connector>
        <draw:connector draw:style-name="gr11" draw:text-style-name="P5" draw:layer="layout" svg:x1="24.5cm" svg:y1="54cm" svg:x2="24.5cm" svg:y2="57cm" draw:start-shape="id24" draw:start-glue-point="2" draw:end-shape="id25" draw:end-glue-point="0" svg:d="M24500 54000v3000" svg:viewBox="0 0 1 3001">
          <text:p/>
        </draw:connector>
        <draw:connector draw:style-name="gr11" draw:text-style-name="P5" draw:layer="layout" svg:x1="24.5cm" svg:y1="58cm" svg:x2="24.5cm" svg:y2="61cm" draw:start-shape="id25" draw:start-glue-point="2" draw:end-shape="id26" draw:end-glue-point="0" svg:d="M24500 58000v3000" svg:viewBox="0 0 1 3001">
          <text:p/>
        </draw:connector>
        <draw:connector draw:style-name="gr12" draw:text-style-name="P6" draw:layer="layout" svg:x1="24.5cm" svg:y1="62cm" svg:x2="24.5cm" svg:y2="63cm" draw:start-shape="id26" draw:start-glue-point="2" draw:end-shape="id27" draw:end-glue-point="0" svg:d="M24500 62000v1000" svg:viewBox="0 0 1 1001">
          <text:p/>
        </draw:connector>
        <draw:connector draw:style-name="gr11" draw:text-style-name="P5" draw:layer="layout" svg:x1="24.5cm" svg:y1="64cm" svg:x2="24.5cm" svg:y2="65cm" draw:start-shape="id27" draw:start-glue-point="2" draw:end-shape="id28" draw:end-glue-point="0" svg:d="M24500 64000v1000" svg:viewBox="0 0 1 1001">
          <text:p/>
        </draw:connector>
        <draw:connector draw:style-name="gr11" draw:text-style-name="P5" draw:layer="layout" draw:type="line" svg:x1="24.5cm" svg:y1="66cm" svg:x2="24.5cm" svg:y2="67cm" draw:start-shape="id28" draw:start-glue-point="2" draw:end-shape="id29" draw:end-glue-point="0" svg:d="M24500 66000v1000" svg:viewBox="0 0 1 1001">
          <text:p/>
        </draw:connector>
        <draw:connector draw:style-name="gr11" draw:text-style-name="P5" draw:layer="layout" svg:x1="8.5cm" svg:y1="42cm" svg:x2="8.5cm" svg:y2="43cm" draw:start-shape="id30" draw:start-glue-point="2" draw:end-shape="id31" draw:end-glue-point="0" svg:d="M8500 42000v1000" svg:viewBox="0 0 1 1001">
          <text:p/>
        </draw:connector>
        <draw:connector draw:style-name="gr12" draw:text-style-name="P6" draw:layer="layout" svg:x1="8.5cm" svg:y1="44cm" svg:x2="8.5cm" svg:y2="45cm" draw:start-shape="id31" draw:start-glue-point="2" draw:end-shape="id32" draw:end-glue-point="0" svg:d="M8500 44000v1000" svg:viewBox="0 0 1 1001">
          <text:p/>
        </draw:connector>
        <draw:connector draw:style-name="gr11" draw:text-style-name="P5" draw:layer="layout" svg:x1="8.5cm" svg:y1="46cm" svg:x2="8.5cm" svg:y2="47cm" draw:start-shape="id32" draw:start-glue-point="2" draw:end-shape="id33" draw:end-glue-point="0" svg:d="M8500 46000v1000" svg:viewBox="0 0 1 1001">
          <text:p/>
        </draw:connector>
        <draw:connector draw:style-name="gr11" draw:text-style-name="P5" draw:layer="layout" svg:x1="8.5cm" svg:y1="48cm" svg:x2="9.542cm" svg:y2="49.5cm" draw:start-shape="id33" draw:start-glue-point="2" draw:end-shape="id34" draw:end-glue-point="3" svg:d="M8500 48000v1500h1042" svg:viewBox="0 0 1043 1501">
          <text:p/>
        </draw:connector>
        <draw:connector draw:style-name="gr11" draw:text-style-name="P5" draw:layer="layout" svg:x1="16.5cm" svg:y1="46cm" svg:x2="15.542cm" svg:y2="49.5cm" draw:start-shape="id23" draw:start-glue-point="2" draw:end-shape="id34" draw:end-glue-point="1" svg:d="M16500 46000v3500h-958" svg:viewBox="0 0 959 3501">
          <text:p/>
        </draw:connector>
        <draw:connector draw:style-name="gr11" draw:text-style-name="P5" draw:layer="layout" svg:x1="12.542cm" svg:y1="50cm" svg:x2="12.542cm" svg:y2="51cm" draw:start-shape="id34" draw:start-glue-point="2" draw:end-shape="id35" draw:end-glue-point="0" svg:d="M12542 50000v1000" svg:viewBox="0 0 1 1001">
          <text:p/>
        </draw:connector>
        <draw:connector draw:style-name="gr11" draw:text-style-name="P5" draw:layer="layout" svg:x1="12.542cm" svg:y1="52cm" svg:x2="12.542cm" svg:y2="53cm" draw:start-shape="id35" draw:start-glue-point="2" draw:end-shape="id36" draw:end-glue-point="0" svg:d="M12542 52000v1000" svg:viewBox="0 0 1 1001">
          <text:p/>
        </draw:connector>
        <draw:connector draw:style-name="gr11" draw:text-style-name="P5" draw:layer="layout" svg:x1="12.542cm" svg:y1="54cm" svg:x2="12.542cm" svg:y2="55cm" draw:start-shape="id36" draw:start-glue-point="2" draw:end-shape="id37" draw:end-glue-point="0" svg:d="M12542 54000v1000" svg:viewBox="0 0 1 1001">
          <text:p/>
        </draw:connector>
        <draw:connector draw:style-name="gr11" draw:text-style-name="P5" draw:layer="layout" svg:x1="12.542cm" svg:y1="56cm" svg:x2="12.542cm" svg:y2="57cm" draw:start-shape="id37" draw:start-glue-point="2" draw:end-shape="id38" draw:end-glue-point="0" svg:d="M12542 56000v1000" svg:viewBox="0 0 1 1001">
          <text:p/>
        </draw:connector>
        <draw:connector draw:style-name="gr11" draw:text-style-name="P5" draw:layer="layout" svg:x1="12.542cm" svg:y1="58cm" svg:x2="12.542cm" svg:y2="59cm" draw:start-shape="id38" draw:start-glue-point="2" draw:end-shape="id39" draw:end-glue-point="0" svg:d="M12542 58000v1000" svg:viewBox="0 0 1 1001">
          <text:p/>
        </draw:connector>
        <draw:connector draw:style-name="gr11" draw:text-style-name="P5" draw:layer="layout" svg:x1="12.542cm" svg:y1="60cm" svg:x2="12.542cm" svg:y2="61cm" draw:start-shape="id39" draw:start-glue-point="2" draw:end-shape="id40" draw:end-glue-point="0" svg:d="M12542 60000v1000" svg:viewBox="0 0 1 1001">
          <text:p/>
        </draw:connector>
        <draw:connector draw:style-name="gr12" draw:text-style-name="P6" draw:layer="layout" svg:x1="12.542cm" svg:y1="62cm" svg:x2="12.542cm" svg:y2="63cm" draw:start-shape="id40" draw:start-glue-point="2" draw:end-shape="id41" draw:end-glue-point="0" svg:d="M12542 62000v1000" svg:viewBox="0 0 1 1001">
          <text:p/>
        </draw:connector>
        <draw:connector draw:style-name="gr11" draw:text-style-name="P5" draw:layer="layout" svg:x1="12.542cm" svg:y1="64cm" svg:x2="12.542cm" svg:y2="65cm" draw:start-shape="id41" draw:start-glue-point="2" draw:end-shape="id42" draw:end-glue-point="0" svg:d="M12542 64000v1000" svg:viewBox="0 0 1 1001">
          <text:p/>
        </draw:connector>
        <draw:connector draw:style-name="gr11" draw:text-style-name="P5" draw:layer="layout" svg:x1="12.542cm" svg:y1="66cm" svg:x2="13.5cm" svg:y2="69.5cm" draw:start-shape="id42" draw:start-glue-point="2" draw:end-shape="id43" draw:end-glue-point="3" svg:d="M12542 66000v3500h958" svg:viewBox="0 0 959 3501">
          <text:p/>
        </draw:connector>
        <draw:connector draw:style-name="gr11" draw:text-style-name="P5" draw:layer="layout" svg:x1="24.5cm" svg:y1="68cm" svg:x2="19.5cm" svg:y2="69.5cm" draw:start-shape="id29" draw:start-glue-point="2" draw:end-shape="id43" draw:end-glue-point="1" svg:d="M24500 68000v1500h-5000" svg:viewBox="0 0 5001 1501">
          <text:p/>
        </draw:connector>
        <draw:connector draw:style-name="gr11" draw:text-style-name="P5" draw:layer="layout" svg:x1="16.5cm" svg:y1="70cm" svg:x2="16.5cm" svg:y2="71cm" draw:start-shape="id43" draw:start-glue-point="2" draw:end-shape="id44" draw:end-glue-point="0" svg:d="M16500 70000v1000" svg:viewBox="0 0 1 1001">
          <text:p/>
        </draw:connector>
        <draw:connector draw:style-name="gr11" draw:text-style-name="P5" xml:id="id45" draw:id="id45" draw:layer="layout" svg:x1="16.5cm" svg:y1="40cm" svg:x2="17.5cm" svg:y2="41.5cm" draw:start-shape="id17" draw:start-glue-point="2" draw:end-shape="id18" svg:d="M16500 40000v1500h1000" svg:viewBox="0 0 1001 1501">
          <text:p/>
        </draw:connector>
        <draw:connector draw:style-name="gr11" draw:text-style-name="P5" draw:layer="layout" svg:x1="16.5cm" svg:y1="41.5cm" svg:x2="11.5cm" svg:y2="41.5cm" draw:start-shape="id45" draw:start-glue-point="0" draw:end-shape="id30" draw:end-glue-point="1" svg:d="M16500 41500h-5000" svg:viewBox="0 0 5001 1">
          <text:p/>
        </draw:connector>
        <draw:custom-shape draw:style-name="gr7" draw:text-style-name="P2" xml:id="id46" draw:id="id46" draw:layer="layout" svg:width="6cm" svg:height="1cm" svg:x="13.5cm" svg:y="23cm">
          <text:p text:style-name="P2">10. Add Island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5cm" svg:y1="22cm" svg:x2="16.5cm" svg:y2="23cm" draw:start-shape="id9" draw:start-glue-point="2" svg:d="M16500 22000v1000" svg:viewBox="0 0 1 1001">
          <text:p/>
        </draw:connector>
        <draw:connector draw:style-name="gr11" draw:text-style-name="P5" draw:layer="layout" svg:x1="16.5cm" svg:y1="24cm" svg:x2="16.5cm" svg:y2="25cm" draw:start-shape="id46" draw:start-glue-point="2" svg:d="M16500 24000v1000" svg:viewBox="0 0 1 1001">
          <text:p/>
        </draw:connector>
        <draw:frame draw:style-name="gr13" draw:text-style-name="P7" draw:layer="layout" svg:width="0.502cm" svg:height="1.187cm" svg:x="7.9cm" svg:y="8.2cm">
          <draw:text-box>
            <text:p/>
          </draw:text-box>
        </draw:frame>
        <draw:frame draw:style-name="gr14" draw:text-style-name="P7" draw:layer="layout" svg:width="2.437cm" svg:height="0.962cm" svg:x="28.563cm" svg:y="5cm">
          <draw:text-box>
            <text:p>1:4096</text:p>
          </draw:text-box>
        </draw:frame>
        <draw:frame draw:style-name="gr14" draw:text-style-name="P7" draw:layer="layout" svg:width="2.437cm" svg:height="0.962cm" svg:x="28.563cm" svg:y="9.1cm">
          <draw:text-box>
            <text:p>1:2048</text:p>
          </draw:text-box>
        </draw:frame>
        <draw:frame draw:style-name="gr14" draw:text-style-name="P7" draw:layer="layout" svg:width="2.437cm" svg:height="0.962cm" svg:x="28.563cm" svg:y="13cm">
          <draw:text-box>
            <text:p>1:1024</text:p>
          </draw:text-box>
        </draw:frame>
        <draw:frame draw:style-name="gr15" draw:text-style-name="P7" draw:layer="layout" svg:width="1.383cm" svg:height="0.962cm" svg:x="29.617cm" svg:y="65cm">
          <draw:text-box>
            <text:p>1:4</text:p>
          </draw:text-box>
        </draw:frame>
        <draw:frame draw:style-name="gr16" draw:text-style-name="P7" draw:layer="layout" svg:width="1.734cm" svg:height="0.962cm" svg:x="29.3cm" svg:y="59cm">
          <draw:text-box>
            <text:p>1:16</text:p>
          </draw:text-box>
        </draw:frame>
        <draw:frame draw:style-name="gr16" draw:text-style-name="P7" draw:layer="layout" svg:width="1.734cm" svg:height="0.962cm" svg:x="29.266cm" svg:y="55cm">
          <draw:text-box>
            <text:p>1:32</text:p>
          </draw:text-box>
        </draw:frame>
        <draw:frame draw:style-name="gr16" draw:text-style-name="P7" draw:layer="layout" svg:width="1.734cm" svg:height="0.962cm" svg:x="29.3cm" svg:y="47cm">
          <draw:text-box>
            <text:p>1:64</text:p>
          </draw:text-box>
        </draw:frame>
        <draw:frame draw:style-name="gr17" draw:text-style-name="P7" draw:layer="layout" svg:width="2.085cm" svg:height="0.962cm" svg:x="28.9cm" svg:y="35cm">
          <draw:text-box>
            <text:p>1:256</text:p>
          </draw:text-box>
        </draw:frame>
        <draw:frame draw:style-name="gr18" draw:text-style-name="P7" draw:layer="layout" svg:width="3.9cm" svg:height="0.962cm" svg:x="28.1cm" svg:y="3cm">
          <draw:text-box>
            <text:p>Layer Scale</text:p>
          </draw:text-box>
        </draw:frame>
        <draw:line draw:style-name="gr19" draw:text-style-name="P5" draw:layer="layout" svg:x1="27.4cm" svg:y1="2.962cm" svg:x2="32cm" svg:y2="3cm">
          <text:p/>
        </draw:line>
        <draw:line draw:style-name="gr19" draw:text-style-name="P5" draw:layer="layout" svg:x1="32cm" svg:y1="72cm" svg:x2="32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33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03:59:30.053456186</meta:creation-date>
    <meta:editing-duration>PT48M47S</meta:editing-duration>
    <meta:editing-cycles>15</meta:editing-cycles>
    <meta:generator>LibreOffice/5.1.6.2$Linux_X86_64 LibreOffice_project/10m0$Build-2</meta:generator>
    <meta:initial-creator>mathias </meta:initial-creator>
    <dc:date>2018-02-28T19:02:18.681179932</dc:date>
    <dc:creator>mathias </dc:creator>
    <meta:document-statistic meta:object-count="109"/>
  </office:meta>
</office:document-meta>
</file>